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409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3.91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0.573cm"/>
    </style:style>
    <style:style style:name="co6" style:family="table-column">
      <style:table-column-properties fo:break-before="auto" style:column-width="7.565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7.5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/>
          <table:table-cell table:style-name="ce1" office:value-type="string">
            <text:p>4.10.3-mecab-ipadic</text:p>
          </table:table-cell>
          <table:table-cell table:style-name="ce1"/>
          <table:table-cell/>
          <table:table-cell table:style-name="ce2"/>
          <table:table-cell table:style-name="ce2" office:value-type="string">
            <text:p>Ipadic-neologd</text:p>
          </table:table-cell>
          <table:table-cell table:style-name="ce2"/>
          <table:table-cell/>
          <table:table-cell table:style-name="ce1"/>
          <table:table-cell table:style-name="ce1" office:value-type="string">
            <text:p>naist</text:p>
          </table:table-cell>
          <table:table-cell table:style-name="ce1"/>
        </table:table-row>
        <table:table-row table:style-name="ro1">
          <table:table-cell/>
          <table:table-cell office:value-type="string">
            <text:p>[メガネは顔の一部です。]</text:p>
          </table:table-cell>
          <table:table-cell table:number-columns-repeated="3"/>
          <table:table-cell office:value-type="string">
            <text:p>[メガネは顔の一部です。]</text:p>
          </table:table-cell>
          <table:table-cell table:number-columns-repeated="3"/>
          <table:table-cell office:value-type="string">
            <text:p>[メガネは顔の一部です。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--------- Normal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  <table:table-cell/>
          <table:table-cell office:value-type="string">
            <text:p>メガネは顔の一部です</text:p>
          </table:table-cell>
          <table:table-cell office:value-type="string">
            <text:p>名詞-固有名詞-一般</text:p>
          </table:table-cell>
          <table:table-cell office:value-type="string">
            <text:p>メガネハカオノイチブデス</text:p>
          </table:table-cell>
          <table:table-cell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メガネは顔の一部です</text:p>
          </table:table-cell>
          <table:table-cell office:value-type="string">
            <text:p>名詞-固有名詞-一般</text:p>
          </table:table-cell>
          <table:table-cell office:value-type="string">
            <text:p>メガネハカオノイチブデス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</table:table-row>
        <table:table-row table:style-name="ro1">
          <table:table-cell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メガネは顔の一部です</text:p>
          </table:table-cell>
          <table:table-cell office:value-type="string">
            <text:p>名詞-固有名詞-一般</text:p>
          </table:table-cell>
          <table:table-cell office:value-type="string">
            <text:p>メガネハカオノイチブデス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--------- Extended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  <table:table-cell/>
          <table:table-cell office:value-type="string">
            <text:p>[日本経済新聞でモバゲーの記事を読んだ。]</text:p>
          </table:table-cell>
          <table:table-cell table:number-columns-repeated="3"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  <table:table-cell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  <table:table-cell/>
          <table:table-cell office:value-type="string">
            <text:p>モバゲー</text:p>
          </table:table-cell>
          <table:table-cell office:value-type="string">
            <text:p>名詞-固有名詞-一般</text:p>
          </table:table-cell>
          <table:table-cell office:value-type="string">
            <text:p>モバゲー</text:p>
          </table:table-cell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</table:table-row>
        <table:table-row table:style-name="ro1">
          <table:table-cell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--------- Search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メガネ</text:p>
          </table:table-cell>
          <table:table-cell office:value-type="string">
            <text:p>名詞-一般</text:p>
          </table:table-cell>
          <table:table-cell office:value-type="string">
            <text:p>メガネ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顔</text:p>
          </table:table-cell>
          <table:table-cell office:value-type="string">
            <text:p>名詞-一般</text:p>
          </table:table-cell>
          <table:table-cell office:value-type="string">
            <text:p>カオ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  <table:table-cell/>
          <table:table-cell office:value-type="string">
            <text:p>一部</text:p>
          </table:table-cell>
          <table:table-cell office:value-type="string">
            <text:p>名詞-副詞可能</text:p>
          </table:table-cell>
          <table:table-cell office:value-type="string">
            <text:p>イチブ</text:p>
          </table:table-cell>
        </table:table-row>
        <table:table-row table:style-name="ro1">
          <table:table-cell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  <table:table-cell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  <table:table-cell/>
          <table:table-cell office:value-type="string">
            <text:p>です</text:p>
          </table:table-cell>
          <table:table-cell office:value-type="string">
            <text:p>助動詞</text:p>
          </table:table-cell>
          <table:table-cell office:value-type="string">
            <text:p>デス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[日本経済新聞でモバゲーの記事を読んだ。]</text:p>
          </table:table-cell>
          <table:table-cell table:number-columns-repeated="3"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[日本経済新聞でモバゲーの記事を読んだ。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モバゲー</text:p>
          </table:table-cell>
          <table:table-cell office:value-type="string">
            <text:p>名詞-固有名詞-一般</text:p>
          </table:table-cell>
          <table:table-cell office:value-type="string">
            <text:p>モバゲー</text:p>
          </table:table-cell>
          <table:table-cell/>
          <table:table-cell office:value-type="string">
            <text:p>--------- Normal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モバゲー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モバゲー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</table:table-row>
        <table:table-row table:style-name="ro1"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</table:table-row>
        <table:table-row table:style-name="ro1"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</table:table-row>
        <table:table-row table:style-name="ro1"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  <table:table-cell/>
          <table:table-cell office:value-type="string">
            <text:p>--------- Extended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</table:table-row>
        <table:table-row table:style-name="ro1">
          <table:table-cell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</table:table-row>
        <table:table-row table:style-name="ro1"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  <table:table-cell/>
          <table:table-cell office:value-type="string">
            <text:p>モバゲー</text:p>
          </table:table-cell>
          <table:table-cell office:value-type="string">
            <text:p>名詞-固有名詞-一般</text:p>
          </table:table-cell>
          <table:table-cell office:value-type="string">
            <text:p>モバゲー</text:p>
          </table:table-cell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モ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モ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バ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バ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ゲ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ゲ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ー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ー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[このComputerは、10回に1回の割合で起動中に青い画面が表示されます。]</text:p>
          </table:table-cell>
          <table:table-cell table:number-columns-repeated="3"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</table:table-row>
        <table:table-row table:style-name="ro1"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</table:table-row>
        <table:table-row table:style-name="ro1"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</table:table-row>
        <table:table-row table:style-name="ro1"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--------- Search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日本</text:p>
          </table:table-cell>
          <table:table-cell office:value-type="string">
            <text:p>名詞-固有名詞-地域-国</text:p>
          </table:table-cell>
          <table:table-cell office:value-type="string">
            <text:p>ニッポン</text:p>
          </table:table-cell>
        </table:table-row>
        <table:table-row table:style-name="ro1"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日本経済新聞</text:p>
          </table:table-cell>
          <table:table-cell office:value-type="string">
            <text:p>名詞-固有名詞-組織</text:p>
          </table:table-cell>
          <table:table-cell office:value-type="string">
            <text:p>ニホンケイザイシンブン</text:p>
          </table:table-cell>
        </table:table-row>
        <table:table-row table:style-name="ro1">
          <table:table-cell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経済</text:p>
          </table:table-cell>
          <table:table-cell office:value-type="string">
            <text:p>名詞-一般</text:p>
          </table:table-cell>
          <table:table-cell office:value-type="string">
            <text:p>ケイザイ</text:p>
          </table:table-cell>
        </table:table-row>
        <table:table-row table:style-name="ro1"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新聞</text:p>
          </table:table-cell>
          <table:table-cell office:value-type="string">
            <text:p>名詞-一般</text:p>
          </table:table-cell>
          <table:table-cell office:value-type="string">
            <text:p>シンブン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モバゲー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モバゲー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記事</text:p>
          </table:table-cell>
          <table:table-cell office:value-type="string">
            <text:p>名詞-一般</text:p>
          </table:table-cell>
          <table:table-cell office:value-type="string">
            <text:p>キジ</text:p>
          </table:table-cell>
        </table:table-row>
        <table:table-row table:style-name="ro1"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/>
          <table:table-cell office:value-type="string">
            <text:p>を</text:p>
          </table:table-cell>
          <table:table-cell office:value-type="string">
            <text:p>助詞-格助詞-一般</text:p>
          </table:table-cell>
          <table:table-cell office:value-type="string">
            <text:p>ヲ</text:p>
          </table:table-cell>
        </table:table-row>
        <table:table-row table:style-name="ro1"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/>
          <table:table-cell office:value-type="string">
            <text:p>読ん</text:p>
          </table:table-cell>
          <table:table-cell office:value-type="string">
            <text:p>動詞-自立</text:p>
          </table:table-cell>
          <table:table-cell office:value-type="string">
            <text:p>ヨン</text:p>
          </table:table-cell>
        </table:table-row>
        <table:table-row table:style-name="ro1"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だ</text:p>
          </table:table-cell>
          <table:table-cell office:value-type="string">
            <text:p>助動詞</text:p>
          </table:table-cell>
          <table:table-cell office:value-type="string">
            <text:p>ダ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[このComputerは、10回に1回の割合で起動中に青い画面が表示されます。]</text:p>
          </table:table-cell>
          <table:table-cell table:number-columns-repeated="3"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/>
          <table:table-cell office:value-type="string">
            <text:p>[このComputerは、10回に1回の割合で起動中に青い画面が表示されます。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-------- Normal Node ---------</text:p>
          </table:table-cell>
          <table:table-cell table:number-columns-repeated="3"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/>
          <table:table-cell office:value-type="string">
            <text:p>--------- Normal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</table:table-row>
        <table:table-row table:style-name="ro1"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名詞-数</text:p>
          </table:table-cell>
          <table:table-cell office:value-type="string">
            <text:p>ゼロ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C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o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m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/>
          <table:table-cell office:value-type="string">
            <text:p>p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u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</table:table-row>
        <table:table-row table:style-name="ro1"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/>
          <table:table-cell office:value-type="string">
            <text:p>t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/>
          <table:table-cell office:value-type="string">
            <text:p>e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r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</table:table-row>
        <table:table-row table:style-name="ro1"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</table:table-row>
        <table:table-row table:style-name="ro1"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/>
          <table:table-cell office:value-type="float" office:value="1">
            <text:p>1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</table:table-row>
        <table:table-row table:style-name="ro1"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/>
          <table:table-cell office:value-type="float" office:value="0">
            <text:p>0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</table:table-row>
        <table:table-row table:style-name="ro1"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</table:table-row>
        <table:table-row table:style-name="ro1"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</table:table-row>
        <table:table-row table:style-name="ro1"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/>
          <table:table-cell office:value-type="float" office:value="1">
            <text:p>1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</table:table-row>
        <table:table-row table:style-name="ro1">
          <table:table-cell/>
          <table:table-cell office:value-type="string">
            <text:p>--------- Extended Node ---------</text:p>
          </table:table-cell>
          <table:table-cell table:number-columns-repeated="3"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/>
          <table:table-cell office:value-type="string">
            <text:p>--------- Extended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/>
          <table:table-cell office:value-type="string">
            <text:p>C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/>
          <table:table-cell office:value-type="string">
            <text:p>o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p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m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/>
          <table:table-cell office:value-type="string">
            <text:p>p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/>
          <table:table-cell office:value-type="string">
            <text:p>u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/>
          <table:table-cell office:value-type="string">
            <text:p>t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/>
          <table:table-cell office:value-type="string">
            <text:p>e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/>
          <table:table-cell office:value-type="string">
            <text:p>r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名詞-数</text:p>
          </table:table-cell>
          <table:table-cell office:value-type="string">
            <text:p>ゼロ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記号-一般</text:p>
          </table:table-cell>
          <table:table-cell office:value-type="string">
            <text:p>null</text:p>
          </table:table-cell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</table:table-row>
        <table:table-row table:style-name="ro1"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</table:table-row>
        <table:table-row table:style-name="ro1"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</table:table-row>
        <table:table-row table:style-name="ro1"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</table:table-row>
        <table:table-row table:style-name="ro1"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</table:table-row>
        <table:table-row table:style-name="ro1"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</table:table-row>
        <table:table-row table:style-name="ro1"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</table:table-row>
        <table:table-row table:style-name="ro1"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</table:table-row>
        <table:table-row table:style-name="ro1">
          <table:table-cell/>
          <table:table-cell office:value-type="string">
            <text:p>--------- Search Node ---------</text:p>
          </table:table-cell>
          <table:table-cell table:number-columns-repeated="3"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  <table:table-row table:style-name="ro1"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/>
          <table:table-cell office:value-type="string">
            <text:p>--------- Search Node --------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/>
          <table:table-cell office:value-type="string">
            <text:p>この</text:p>
          </table:table-cell>
          <table:table-cell office:value-type="string">
            <text:p>連体詞</text:p>
          </table:table-cell>
          <table:table-cell office:value-type="string">
            <text:p>コノ</text:p>
          </table:table-cell>
        </table:table-row>
        <table:table-row table:style-name="ro1"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/>
          <table:table-cell office:value-type="string">
            <text:p>Computer</text:p>
          </table:table-cell>
          <table:table-cell office:value-type="string">
            <text:p>名詞-一般</text:p>
          </table:table-cell>
          <table:table-cell office:value-type="string">
            <text:p>null</text:p>
          </table:table-cell>
        </table:table-row>
        <table:table-row table:style-name="ro1"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/>
          <table:table-cell office:value-type="string">
            <text:p>は</text:p>
          </table:table-cell>
          <table:table-cell office:value-type="string">
            <text:p>助詞-係助詞</text:p>
          </table:table-cell>
          <table:table-cell office:value-type="string">
            <text:p>ハ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/>
          <table:table-cell office:value-type="string">
            <text:p>、</text:p>
          </table:table-cell>
          <table:table-cell office:value-type="string">
            <text:p>記号-読点</text:p>
          </table:table-cell>
          <table:table-cell office:value-type="string">
            <text:p>、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名詞-数</text:p>
          </table:table-cell>
          <table:table-cell office:value-type="string">
            <text:p>ゼロ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null</text:p>
          </table:table-cell>
          <table:table-cell table:number-columns-repeated="5"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  <table:table-cell table:number-columns-repeated="5"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名詞-数</text:p>
          </table:table-cell>
          <table:table-cell office:value-type="string">
            <text:p>イチ</text:p>
          </table:table-cell>
        </table:table-row>
        <table:table-row table:style-name="ro1">
          <table:table-cell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  <table:table-cell table:number-columns-repeated="5"/>
          <table:table-cell office:value-type="string">
            <text:p>回</text:p>
          </table:table-cell>
          <table:table-cell office:value-type="string">
            <text:p>名詞-接尾-助数詞</text:p>
          </table:table-cell>
          <table:table-cell office:value-type="string">
            <text:p>カイ</text:p>
          </table:table-cell>
        </table:table-row>
        <table:table-row table:style-name="ro1">
          <table:table-cell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  <table:table-cell table:number-columns-repeated="5"/>
          <table:table-cell office:value-type="string">
            <text:p>の</text:p>
          </table:table-cell>
          <table:table-cell office:value-type="string">
            <text:p>助詞-連体化</text:p>
          </table:table-cell>
          <table:table-cell office:value-type="string">
            <text:p>ノ</text:p>
          </table:table-cell>
        </table:table-row>
        <table:table-row table:style-name="ro1">
          <table:table-cell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  <table:table-cell table:number-columns-repeated="5"/>
          <table:table-cell office:value-type="string">
            <text:p>割合</text:p>
          </table:table-cell>
          <table:table-cell office:value-type="string">
            <text:p>名詞-一般</text:p>
          </table:table-cell>
          <table:table-cell office:value-type="string">
            <text:p>ワリアイ</text:p>
          </table:table-cell>
        </table:table-row>
        <table:table-row table:style-name="ro1">
          <table:table-cell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  <table:table-cell table:number-columns-repeated="5"/>
          <table:table-cell office:value-type="string">
            <text:p>で</text:p>
          </table:table-cell>
          <table:table-cell office:value-type="string">
            <text:p>助詞-格助詞-一般</text:p>
          </table:table-cell>
          <table:table-cell office:value-type="string">
            <text:p>デ</text:p>
          </table:table-cell>
        </table:table-row>
        <table:table-row table:style-name="ro1">
          <table:table-cell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  <table:table-cell table:number-columns-repeated="5"/>
          <table:table-cell office:value-type="string">
            <text:p>起動</text:p>
          </table:table-cell>
          <table:table-cell office:value-type="string">
            <text:p>名詞-サ変接続</text:p>
          </table:table-cell>
          <table:table-cell office:value-type="string">
            <text:p>キドウ</text:p>
          </table:table-cell>
        </table:table-row>
        <table:table-row table:style-name="ro1">
          <table:table-cell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  <table:table-cell table:number-columns-repeated="5"/>
          <table:table-cell office:value-type="string">
            <text:p>中</text:p>
          </table:table-cell>
          <table:table-cell office:value-type="string">
            <text:p>名詞-接尾-副詞可能</text:p>
          </table:table-cell>
          <table:table-cell office:value-type="string">
            <text:p>チュウ</text:p>
          </table:table-cell>
        </table:table-row>
        <table:table-row table:style-name="ro1">
          <table:table-cell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  <table:table-cell table:number-columns-repeated="5"/>
          <table:table-cell office:value-type="string">
            <text:p>に</text:p>
          </table:table-cell>
          <table:table-cell office:value-type="string">
            <text:p>助詞-格助詞-一般</text:p>
          </table:table-cell>
          <table:table-cell office:value-type="string">
            <text:p>ニ</text:p>
          </table:table-cell>
        </table:table-row>
        <table:table-row table:style-name="ro1">
          <table:table-cell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  <table:table-cell table:number-columns-repeated="5"/>
          <table:table-cell office:value-type="string">
            <text:p>青い</text:p>
          </table:table-cell>
          <table:table-cell office:value-type="string">
            <text:p>形容詞-自立</text:p>
          </table:table-cell>
          <table:table-cell office:value-type="string">
            <text:p>アオイ</text:p>
          </table:table-cell>
        </table:table-row>
        <table:table-row table:style-name="ro1">
          <table:table-cell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  <table:table-cell table:number-columns-repeated="5"/>
          <table:table-cell office:value-type="string">
            <text:p>画面</text:p>
          </table:table-cell>
          <table:table-cell office:value-type="string">
            <text:p>名詞-一般</text:p>
          </table:table-cell>
          <table:table-cell office:value-type="string">
            <text:p>ガメン</text:p>
          </table:table-cell>
        </table:table-row>
        <table:table-row table:style-name="ro1">
          <table:table-cell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  <table:table-cell table:number-columns-repeated="5"/>
          <table:table-cell office:value-type="string">
            <text:p>が</text:p>
          </table:table-cell>
          <table:table-cell office:value-type="string">
            <text:p>助詞-格助詞-一般</text:p>
          </table:table-cell>
          <table:table-cell office:value-type="string">
            <text:p>ガ</text:p>
          </table:table-cell>
        </table:table-row>
        <table:table-row table:style-name="ro1">
          <table:table-cell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  <table:table-cell table:number-columns-repeated="5"/>
          <table:table-cell office:value-type="string">
            <text:p>表示</text:p>
          </table:table-cell>
          <table:table-cell office:value-type="string">
            <text:p>名詞-サ変接続</text:p>
          </table:table-cell>
          <table:table-cell office:value-type="string">
            <text:p>ヒョウジ</text:p>
          </table:table-cell>
        </table:table-row>
        <table:table-row table:style-name="ro1">
          <table:table-cell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  <table:table-cell table:number-columns-repeated="5"/>
          <table:table-cell office:value-type="string">
            <text:p>さ</text:p>
          </table:table-cell>
          <table:table-cell office:value-type="string">
            <text:p>動詞-自立</text:p>
          </table:table-cell>
          <table:table-cell office:value-type="string">
            <text:p>サ</text:p>
          </table:table-cell>
        </table:table-row>
        <table:table-row table:style-name="ro1">
          <table:table-cell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  <table:table-cell table:number-columns-repeated="5"/>
          <table:table-cell office:value-type="string">
            <text:p>れ</text:p>
          </table:table-cell>
          <table:table-cell office:value-type="string">
            <text:p>動詞-接尾</text:p>
          </table:table-cell>
          <table:table-cell office:value-type="string">
            <text:p>レ</text:p>
          </table:table-cell>
        </table:table-row>
        <table:table-row table:style-name="ro1">
          <table:table-cell table:number-columns-repeated="9"/>
          <table:table-cell office:value-type="string">
            <text:p>ます</text:p>
          </table:table-cell>
          <table:table-cell office:value-type="string">
            <text:p>助動詞</text:p>
          </table:table-cell>
          <table:table-cell office:value-type="string">
            <text:p>マス</text:p>
          </table:table-cell>
        </table:table-row>
        <table:table-row table:style-name="ro1">
          <table:table-cell table:number-columns-repeated="9"/>
          <table:table-cell office:value-type="string">
            <text:p>。</text:p>
          </table:table-cell>
          <table:table-cell office:value-type="string">
            <text:p>記号-句点</text:p>
          </table:table-cell>
          <table:table-cell office:value-type="string">
            <text:p>。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20:27:55</meta:creation-date>
    <dc:date>2015-11-07T20:34:55</dc:date>
    <meta:editing-duration>PT1M13S</meta:editing-duration>
    <meta:editing-cycles>5</meta:editing-cycles>
    <meta:generator>LibreOffice/3.5$Linux_X86_64 LibreOffice_project/350m1$Build-2</meta:generator>
    <meta:document-statistic meta:table-count="3" meta:cell-count="1188" meta:object-count="0"/>
  </office:meta>
</office:document-meta>
</file>